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1. Proof: Assume that the L and the LC are turing recognizable. M<text:span text:style-name="T1">1</text:span> turing machine is the language recognizer for L and the M<text:span text:style-name="T1">2</text:span> turing machine recognizes the LC. Run a input string w on both M<text:span text:style-name="T1">1</text:span> and M<text:span text:style-name="T1">2</text:span> at the same time and if M<text:span text:style-name="T1">1</text:span> accepts then accept and if M<text:span text:style-name="T1">2</text:span> accepts then reject. Assuming LC is Turing recognizable, then L is decidable. Therefore L is not decidable, so LC is not Turing recognizable. </text:p>
      <text:p text:style-name="Text_20_body"/>
      <text:p text:style-name="Text_20_body">H2. Proof: Let LD = {&lt;T&gt; | T is a Turing Machine that accepts w if it also accepts w<text:span text:style-name="T2">r</text:span>} Let m = ab and let m = ba for the reverse string. Let m be a string to be inputted into T. If m=01 is inputted into T then accept, if m = 10 is inputted into T then reject. Therefore, LD is undecidable</text:p>
      <text:p text:style-name="Text_20_body"/>
      <text:p text:style-name="Text_20_body">H3. Proof: Assume that S be the Turing machine that recognizes the language L. Let Turing machine S’ recognize the complement of the language L. Let x represent a string input. Upon running x on S if S accepts then it should reject and if S rejects then it should be accepted. Due to that S’ is designed to due the exact opposite of S it is S’ that makes the decision on what the complement of S should be.</text:p>
      <text:p text:style-name="Text_20_body"/>
      <text:p text:style-name="Text_20_body">H4. Proof: Let L be a language that is Turing-recognizable. Let L’ be the complete of L and Turing-recognizable. Turing machine M<text:span text:style-name="T1">1</text:span> recognizes L and Turing machine M<text:span text:style-name="T1">2</text:span> recognizes L’. M is a Turing machine that accepts the string w. Let w be an input string. Run string w on M<text:span text:style-name="T1">1</text:span> and if it accepts then M accepts. Run string w on M<text:span text:style-name="T1">2</text:span> and if M<text:span text:style-name="T1">2</text:span> accepts the string then M rejects it. So, M halts whatever w is given as a input and as a result w, so M is a decider. So, the language L Turing-decidable. Thus, the complement of a Turing-recogizable that is not decidable is not Turing-recognizable.</text:p>
      <text:p text:style-name="Text_20_body"/>
      <text:p text:style-name="Text_20_body">H5. In constructing these proofs I had to think a bit about how Turing machines worked and how that logic would fit in the scope of a proof. While some of the proofs are a little challenging they made me think about the steps that a Turing machine takes to work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9:27:24.717503551</meta:creation-date>
    <dc:date>2019-05-03T09:27:53.863944190</dc:date>
    <meta:editing-duration>PT30S</meta:editing-duration>
    <meta:editing-cycles>1</meta:editing-cycles>
    <meta:document-statistic meta:table-count="0" meta:image-count="0" meta:object-count="0" meta:page-count="1" meta:paragraph-count="5" meta:word-count="382" meta:character-count="1943" meta:non-whitespace-character-count="1565"/>
    <meta:generator>LibreOffice/6.0.7.3$Linux_X86_64 LibreOffice_project/00m0$Build-3</meta:generator>
  </office:meta>
</office:document-meta>
</file>